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2"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3"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4"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5" style:parent-style-name="NormalWeb" style:list-style-name="LFO2" style:family="paragraph">
      <style:paragraph-properties fo:margin-top="0in" fo:margin-bottom="0in" style:line-height-at-least="0.3125in" fo:background-color="#FFFFFF"/>
    </style:style>
    <style:style style:name="T6" style:parent-style-name="DefaultParagraphFont" style:family="text">
      <style:text-properties style:font-name="Calibri" style:font-name-complex="Calibri" fo:color="#333333"/>
    </style:style>
    <style:style style:name="P7" style:parent-style-name="NormalWeb" style:list-style-name="LFO2" style:family="paragraph">
      <style:paragraph-properties fo:margin-top="0in" fo:margin-bottom="0in" style:line-height-at-least="0.3125in" fo:background-color="#FFFFFF"/>
    </style:style>
    <style:style style:name="T8" style:parent-style-name="DefaultParagraphFont" style:family="text">
      <style:text-properties style:font-name="Calibri" style:font-name-complex="Calibri" fo:color="#333333"/>
    </style:style>
    <style:style style:name="P9"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10"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11"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12" style:parent-style-name="NormalWeb" style:list-style-name="LFO2" style:family="paragraph">
      <style:paragraph-properties fo:margin-top="0in" fo:margin-bottom="0in" style:line-height-at-least="0.3125in" fo:background-color="#FFFFFF"/>
    </style:style>
    <style:style style:name="T13" style:parent-style-name="DefaultParagraphFont" style:family="text">
      <style:text-properties style:font-name="Calibri" style:font-name-complex="Calibri" fo:color="#333333"/>
    </style:style>
    <style:style style:name="P14" style:parent-style-name="NormalWeb" style:list-style-name="LFO2" style:family="paragraph">
      <style:paragraph-properties fo:margin-top="0in" fo:margin-bottom="0in" style:line-height-at-least="0.3125in" fo:background-color="#FFFFFF"/>
      <style:text-properties style:font-name="Calibri" style:font-name-complex="Calibri" fo:color="#333333"/>
    </style:style>
    <style:style style:name="P15" style:parent-style-name="NormalWeb" style:list-style-name="LFO2" style:family="paragraph">
      <style:paragraph-properties fo:margin-top="0in" fo:margin-bottom="0in" style:line-height-at-least="0.3125in" fo:background-color="#FFFFFF"/>
    </style:style>
    <style:style style:name="T16" style:parent-style-name="DefaultParagraphFont" style:family="text">
      <style:text-properties style:font-name="Calibri" style:font-name-complex="Calibri" fo:color="#333333"/>
    </style:style>
    <style:style style:name="P17" style:parent-style-name="NormalWeb" style:family="paragraph">
      <style:paragraph-properties fo:margin-top="0in" fo:margin-bottom="0in" style:line-height-at-least="0.3125in" fo:margin-left="0.5in" fo:background-color="#FFFFFF">
        <style:tab-stops/>
      </style:paragraph-properties>
    </style:style>
    <style:style style:name="P18" style:parent-style-name="ListParagraph" style:list-style-name="LFO2" style:family="paragraph"/>
    <style:style style:name="T19" style:parent-style-name="DefaultParagraphFont" style:family="text">
      <style:text-properties style:font-name-complex="Calibri" fo:color="#333333"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style:font-name-complex="Calibri" fo:color="#333333" fo:font-size="12pt" style:font-size-asian="12pt" style:font-size-complex="12pt"/>
    </style:style>
    <style:style style:name="T22" style:parent-style-name="DefaultParagraphFont" style:family="text">
      <style:text-properties style:font-name-complex="Calibri" fo:color="#333333" fo:font-size="12pt" style:font-size-asian="12pt" style:font-size-complex="12pt"/>
    </style:style>
    <style:style style:name="T23" style:parent-style-name="DefaultParagraphFont" style:family="text">
      <style:text-properties style:font-name-complex="Calibri" fo:color="#333333"/>
    </style:style>
    <style:style style:name="P24" style:parent-style-name="ListParagraph" style:family="paragraph">
      <style:text-properties fo:font-size="16pt" style:font-size-asian="16pt" style:font-size-complex="16pt" style:text-underline-type="single" style:text-underline-style="solid" style:text-underline-width="auto" style:text-underline-mode="continuous"/>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7"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8" style:parent-style-name="ListParagraph" style:list-style-name="LFO3" style:family="paragraph">
      <style:paragraph-properties fo:margin-bottom="0in" style:line-height-at-least="0.3125in" fo:background-color="#FFFFFF"/>
    </style:style>
    <style:style style:name="T29"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30" style:parent-style-name="ListParagraph" style:list-style-name="LFO3" style:family="paragraph">
      <style:paragraph-properties fo:margin-bottom="0in" style:line-height-at-least="0.3125in" fo:background-color="#FFFFFF"/>
    </style:style>
    <style:style style:name="T31"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32" style:parent-style-name="ListParagraph" style:list-style-name="LFO3" style:family="paragraph">
      <style:paragraph-properties fo:margin-bottom="0in" style:line-height-at-least="0.3125in" fo:background-color="#FFFFFF"/>
    </style:style>
    <style:style style:name="T33"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34" style:parent-style-name="ListParagraph" style:list-style-name="LFO3" style:family="paragraph">
      <style:paragraph-properties fo:margin-bottom="0in" style:line-height-at-least="0.3125in" fo:background-color="#FFFFFF"/>
    </style:style>
    <style:style style:name="T35"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36" style:parent-style-name="ListParagraph" style:list-style-name="LFO3" style:family="paragraph">
      <style:paragraph-properties fo:margin-bottom="0in" style:line-height-at-least="0.3125in" fo:background-color="#FFFFFF"/>
    </style:style>
    <style:style style:name="T37"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38" style:parent-style-name="Normal" style:family="paragraph">
      <style:text-properties style:font-name-complex="Calibri" fo:font-size="12pt" style:font-size-asian="12pt" style:font-size-complex="12pt" style:text-underline-type="single" style:text-underline-style="solid" style:text-underline-width="auto" style:text-underline-mode="continuous"/>
    </style:style>
  </office:automatic-styles>
  <office:body>
    <office:text text:use-soft-page-breaks="true">
      <text:p text:style-name="P1">Functional Requirements</text:p>
      <text:list text:style-name="LFO2" text:continue-numbering="true">
        <text:list-item>
          <text:p text:style-name="P2">The hospital management system organizes the stable functioning of daily tasks and interactions. This is a special tool to support the smooth operating of the software components that are vital for the clinic administration.</text:p>
        </text:list-item>
        <text:list-item>
          <text:p text:style-name="P3">The hospital records management software keeps a track of all the operations, stores the users’ data, performs its analysis and generates the reports.</text:p>
        </text:list-item>
        <text:list-item>
          <text:p text:style-name="P4">The medical institution is given the opportunity to collect its information in one place. It includes the patient and doctors’ records as well as the data concerning financial affairs, supply management, etc. Furthermore, it is only processed, classified and accessible for authorized users.<text:s/></text:p>
        </text:list-item>
        <text:list-item>
          <text:p text:style-name="P5"><text:span text:style-name="T6">The hospital database management system provides users with data security due to all regulations. Implementation of different functions empowers smooth and clear functionality.</text:span></text:p>
        </text:list-item>
        <text:list-item>
          <text:p text:style-name="P7"><text:span text:style-name="T8">The hospital records management software tracks the number of available doctors and their working hours. This allows to have the accurate schedule of each employee, manage your facility abilities and the supply chain in order to meet all the needs of the patients. It helps to arrange the appointments for both the staff and patients’ convenience.</text:span></text:p>
        </text:list-item>
        <text:list-item>
          <text:p text:style-name="P9">Any clinic should store medical histories, test results, prescribed treatments, etc.<text:s/></text:p>
        </text:list-item>
        <text:list-item>
          <text:p text:style-name="P10">All the details are securely stored for the access of the doctor and can be provided to the patients by their requests.<text:s/></text:p>
        </text:list-item>
        <text:list-item>
          <text:p text:style-name="P11">They can receive the test results or medical reports by email or the user account.</text:p>
        </text:list-item>
        <text:list-item>
          <text:p text:style-name="P12"><text:span text:style-name="T13">When the written form is required, printing will take only a few minutes for the clinic staff.</text:span></text:p>
        </text:list-item>
        <text:list-item>
          <text:p text:style-name="P14">Another function is connected with managing finances.<text:s/></text:p>
        </text:list-item>
        <text:list-item>
          <text:p text:style-name="P15"><text:span text:style-name="T16">The hospital accounting software estimates the patients’ payments. It might remind the bank account where you can check performed operations and the billing status of each customer.</text:span></text:p>
        </text:list-item>
      </text:list>
      <text:p text:style-name="P17"/>
      <text:list text:style-name="LFO2" text:continue-numbering="true">
        <text:list-item>
          <text:p text:style-name="P18"><text:span text:style-name="T19">Moreover, the hospital record management system is capable of generating regular reports of the tracked data including healthcare, staff efficiency, finances, </text:span><text:a xlink:href="https://smallbusiness.chron.com/advantages-inventory-control-healthcare-organization-3201.html" office:target-frame-name="_top" xlink:show="replace">inventory</text:a><text:span text:style-name="T20">,</text:span><text:span text:style-name="T21"><text:s/></text:span><text:soft-page-break/><text:span text:style-name="T22">and facility utilization, etc. This greatly helps the clinic authorities in making reasonable policy decisions</text:span><text:span text:style-name="T23">.</text:span></text:p>
        </text:list-item>
      </text:list>
      <text:p text:style-name="P24"/>
      <text:p text:style-name="P25"/>
      <text:p text:style-name="P26">Non<text:s/>Functional Requirements</text:p>
      <text:p text:style-name="P27">Therefore, any of these functions are designed to make the clinic management system<text:s/></text:p>
      <text:list text:style-name="LFO3" text:continue-numbering="true">
        <text:list-item>
          <text:p text:style-name="P28"><text:span text:style-name="T29">easy to use,<text:s/></text:span></text:p>
        </text:list-item>
        <text:list-item>
          <text:p text:style-name="P30"><text:span text:style-name="T31">comprehensive,</text:span></text:p>
        </text:list-item>
        <text:list-item>
          <text:p text:style-name="P32"><text:span text:style-name="T33">secure<text:s/></text:span></text:p>
        </text:list-item>
        <text:list-item>
          <text:p text:style-name="P34"><text:span text:style-name="T35">powerful and</text:span></text:p>
        </text:list-item>
        <text:list-item>
          <text:p text:style-name="P36"><text:span text:style-name="T37"><text:s/>reliable.</text:span></text:p>
        </text:list-item>
      </text:list>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r. KADGT Wijepala</meta:initial-creator>
    <dc:creator>Mr. KADGT Wijepala</dc:creator>
    <meta:creation-date>2020-10-18T15:18:00Z</meta:creation-date>
    <dc:date>2020-10-18T15:46:00Z</dc:date>
    <meta:template xlink:href="Normal" xlink:type="simple"/>
    <meta:editing-cycles>10</meta:editing-cycles>
    <meta:editing-duration>PT1620S</meta:editing-duration>
    <meta:document-statistic meta:page-count="2" meta:paragraph-count="4" meta:word-count="359" meta:character-count="2407" meta:row-count="17" meta:non-whitespace-character-count="2052"/>
  </office:meta>
</office:document-meta>
</file>